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c3d2" officeooo:paragraph-rsid="001dc3d2" style:font-weight-asian="bold" style:font-weight-complex="bold"/>
    </style:style>
    <style:style style:name="P2" style:family="paragraph" style:parent-style-name="Standard">
      <style:text-properties fo:font-weight="bold" officeooo:rsid="001dc3d2" officeooo:paragraph-rsid="001ef3d2" style:font-weight-asian="bold" style:font-weight-complex="bold"/>
    </style:style>
    <style:style style:name="P3" style:family="paragraph" style:parent-style-name="Standard">
      <style:text-properties fo:font-weight="bold" officeooo:rsid="001dc3d2" officeooo:paragraph-rsid="001f2992" style:font-weight-asian="bold" style:font-weight-complex="bold"/>
    </style:style>
    <style:style style:name="P4" style:family="paragraph" style:parent-style-name="Standard">
      <style:text-properties fo:font-weight="bold" officeooo:rsid="001dc3d2" officeooo:paragraph-rsid="001fb764" style:font-weight-asian="bold" style:font-weight-complex="bold"/>
    </style:style>
    <style:style style:name="P5" style:family="paragraph" style:parent-style-name="Standard">
      <style:text-properties fo:font-weight="bold" officeooo:rsid="001dc3d2" officeooo:paragraph-rsid="00201b82" style:font-weight-asian="bold" style:font-weight-complex="bold"/>
    </style:style>
    <style:style style:name="P6" style:family="paragraph" style:parent-style-name="Standard">
      <style:text-properties fo:font-weight="bold" officeooo:rsid="001dc3d2" officeooo:paragraph-rsid="0021efb7" style:font-weight-asian="bold" style:font-weight-complex="bold"/>
    </style:style>
    <style:style style:name="P7" style:family="paragraph" style:parent-style-name="Standard">
      <style:text-properties fo:font-weight="bold" officeooo:rsid="001dc3d2" officeooo:paragraph-rsid="0022cb65" style:font-weight-asian="bold" style:font-weight-complex="bold"/>
    </style:style>
    <style:style style:name="P8" style:family="paragraph" style:parent-style-name="Standard">
      <style:text-properties fo:font-size="11pt" fo:font-weight="normal" officeooo:rsid="001ef3d2" officeooo:paragraph-rsid="001ef3d2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1dc3d2" officeooo:paragraph-rsid="001dc3d2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fb764" officeooo:paragraph-rsid="001fb764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201b82" officeooo:paragraph-rsid="00201b82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21efb7" officeooo:paragraph-rsid="0021efb7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22cb65" officeooo:paragraph-rsid="0022cb6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23cc9a" officeooo:paragraph-rsid="0023cc9a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22cb65" officeooo:paragraph-rsid="0022cb65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ef3d2" officeooo:paragraph-rsid="001ef3d2" fo:background-color="#ffff99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fb764" officeooo:paragraph-rsid="001fb764" fo:background-color="#ffff99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201b82" officeooo:paragraph-rsid="00201b82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21efb7" officeooo:paragraph-rsid="0021efb7" fo:background-color="#ffff99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2cb65" officeooo:paragraph-rsid="0022cb65" fo:background-color="#ffff99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1ef3d2" officeooo:paragraph-rsid="001ef3d2" fo:background-color="#33ff99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fb764" officeooo:paragraph-rsid="001fb764" fo:background-color="#33ff99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01b82" officeooo:paragraph-rsid="00201b82" fo:background-color="#33ff99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1efb7" officeooo:paragraph-rsid="0021efb7" fo:background-color="#33ff99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22cb65" officeooo:paragraph-rsid="0022cb65" fo:background-color="#33ff99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bold" officeooo:rsid="001e86b9" officeooo:paragraph-rsid="001e86b9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dc3d2" officeooo:paragraph-rsid="001dc3d2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dc3d2" officeooo:paragraph-rsid="001ef3d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1dc3d2" officeooo:paragraph-rsid="001f2992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1dc3d2" officeooo:paragraph-rsid="001fb764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1dc3d2" officeooo:paragraph-rsid="00201b82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1dc3d2" officeooo:paragraph-rsid="0021efb7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1dc3d2" officeooo:paragraph-rsid="0022cb65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1dc3d2" officeooo:paragraph-rsid="0023cc9a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1ef3d2" officeooo:paragraph-rsid="001ef3d2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1fb764" officeooo:paragraph-rsid="001fb764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201b82" officeooo:paragraph-rsid="00201b82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21efb7" officeooo:paragraph-rsid="0021efb7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22cb65" officeooo:paragraph-rsid="0022cb65" style:font-size-asian="11pt" style:font-weight-asian="bold" style:font-size-complex="11pt" style:font-weight-complex="bold"/>
    </style:style>
    <style:style style:name="P40" style:family="paragraph" style:parent-style-name="Standard">
      <style:text-properties fo:font-size="11pt" fo:font-weight="bold" officeooo:rsid="0023cc9a" officeooo:paragraph-rsid="0023cc9a" style:font-size-asian="11pt" style:font-weight-asian="bold" style:font-size-complex="11pt" style:font-weight-complex="bold"/>
    </style:style>
    <style:style style:name="P41" style:family="paragraph" style:parent-style-name="Standard">
      <style:paragraph-properties fo:break-before="page"/>
      <style:text-properties fo:font-size="11pt" fo:font-weight="bold" officeooo:rsid="001dc3d2" officeooo:paragraph-rsid="0021efb7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reak-before="page"/>
      <style:text-properties fo:font-size="11pt" fo:font-weight="bold" officeooo:rsid="001dc3d2" officeooo:paragraph-rsid="0022cb65" style:font-size-asian="11pt" style:font-weight-asian="bold" style:font-size-complex="11pt" style:font-weight-complex="bold"/>
    </style:style>
    <style:style style:name="T1" style:family="text">
      <style:text-properties officeooo:rsid="001e86b9"/>
    </style:style>
    <style:style style:name="T2" style:family="text">
      <style:text-properties officeooo:rsid="001ef3d2"/>
    </style:style>
    <style:style style:name="T3" style:family="text">
      <style:text-properties officeooo:rsid="001f2992"/>
    </style:style>
    <style:style style:name="T4" style:family="text">
      <style:text-properties officeooo:rsid="001fb764"/>
    </style:style>
    <style:style style:name="T5" style:family="text">
      <style:text-properties officeooo:rsid="00201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OS COM N° DE C = 2*L</text:p>
      <text:p text:style-name="P1">DE 25 50 A 950 1950 <text:span text:style-name="T1">PASSO 25</text:span></text:p>
      <text:p text:style-name="P27">EXEC 1</text:p>
      <text:p text:style-name="P8">HOST <text:s text:c="2"/>- 25 50 CPU: 0.000385 GPU: 0.044261</text:p>
      <text:p text:style-name="P8">HOST <text:s text:c="2"/>- 50 100 CPU: 0.000070 GPU: 0.000306</text:p>
      <text:p text:style-name="P8">HOST <text:s text:c="2"/>- 75 150 CPU: 0.000131 GPU: 0.000394</text:p>
      <text:p text:style-name="P8">DEVICE - 100 200 CPU: 0.001050 GPU: 0.000505</text:p>
      <text:p text:style-name="P8">HOST <text:s text:c="2"/>- 125 250 CPU: 0.000433 GPU: 0.000696</text:p>
      <text:p text:style-name="P8">HOST <text:s text:c="2"/>- 150 300 CPU: 0.000729 GPU: 0.000977</text:p>
      <text:p text:style-name="P8">DEVICE - 175 350 CPU: 0.004965 GPU: 0.001559</text:p>
      <text:p text:style-name="P8">DEVICE - 200 400 CPU: 0.003981 GPU: 0.001786</text:p>
      <text:p text:style-name="P8">HOST <text:s text:c="2"/>- 225 450 CPU: 0.002254 GPU: 0.002789</text:p>
      <text:p text:style-name="P16">HOST <text:s text:c="2"/>- 250 500 CPU: 0.003057 GPU: 0.004992</text:p>
      <text:p text:style-name="P21">DEVICE - 275 550 CPU: 0.004251 GPU: 0.004240</text:p>
      <text:p text:style-name="P8">DEVICE - 300 600 CPU: 0.008264 GPU: 0.005387</text:p>
      <text:p text:style-name="P8">DEVICE - 325 650 CPU: 0.007165 GPU: 0.006657</text:p>
      <text:p text:style-name="P8">DEVICE - 350 700 CPU: 0.008592 GPU: 0.007929</text:p>
      <text:p text:style-name="P8">DEVICE - 375 750 CPU: 0.010663 GPU: 0.008828</text:p>
      <text:p text:style-name="P8">DEVICE - 400 800 CPU: 0.012980 GPU: 0.011011</text:p>
      <text:p text:style-name="P8">DEVICE - 425 850 CPU: 0.015218 GPU: 0.012840</text:p>
      <text:p text:style-name="P8">DEVICE - 450 900 CPU: 0.017702 GPU: 0.015051</text:p>
      <text:p text:style-name="P8">DEVICE - 475 950 CPU: 0.021197 GPU: 0.017508</text:p>
      <text:p text:style-name="P8">DEVICE - 500 1000 CPU: 0.024760 GPU: 0.019972</text:p>
      <text:p text:style-name="P8">DEVICE - 525 1050 CPU: 0.029110 GPU: 0.023273</text:p>
      <text:p text:style-name="P8">DEVICE - 550 1100 CPU: 0.033509 GPU: 0.028585</text:p>
      <text:p text:style-name="P8">DEVICE - 575 1150 CPU: 0.038105 GPU: 0.029660</text:p>
      <text:p text:style-name="P8">DEVICE - 600 1200 CPU: 0.043597 GPU: 0.034959</text:p>
      <text:p text:style-name="P8">DEVICE - 625 1250 CPU: 0.048641 GPU: 0.039025</text:p>
      <text:p text:style-name="P8">DEVICE - 650 1300 CPU: 0.055578 GPU: 0.043967</text:p>
      <text:p text:style-name="P8">DEVICE - 675 1350 CPU: 0.061728 GPU: 0.049098</text:p>
      <text:p text:style-name="P8">DEVICE - 700 1400 CPU: 0.068627 GPU: 0.053752</text:p>
      <text:p text:style-name="P8">DEVICE - 725 1450 CPU: 0.076216 GPU: 0.058848</text:p>
      <text:p text:style-name="P8">DEVICE - 750 1500 CPU: 0.083368 GPU: 0.063787</text:p>
      <text:p text:style-name="P8">DEVICE - 775 1550 CPU: 0.092285 GPU: 0.069903</text:p>
      <text:p text:style-name="P8">DEVICE - 800 1600 CPU: 0.102693 GPU: 0.076696</text:p>
      <text:p text:style-name="P8">DEVICE - 825 1650 CPU: 0.113634 GPU: 0.084330</text:p>
      <text:p text:style-name="P8">DEVICE - 850 1700 CPU: 0.122311 GPU: 0.097950</text:p>
      <text:p text:style-name="P8">DEVICE - 875 1750 CPU: 0.136914 GPU: 0.104881</text:p>
      <text:p text:style-name="P8">DEVICE - 900 1800 CPU: 0.145611 GPU: 0.109639</text:p>
      <text:p text:style-name="P8">DEVICE - 925 1850 CPU: 0.165922 GPU: 0.118878</text:p>
      <text:p text:style-name="P8">DEVICE - 950 1900 CPU: 0.173076 GPU: 0.132086</text:p>
      <text:p text:style-name="P8">DEVICE - 975 1950 CPU: 0.191576 GPU: 0.148985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EXEC 2</text:p>
      <text:p text:style-name="P8">HOST <text:s text:c="2"/>- 25 50 CPU: 0.002426 GPU: 0.054092</text:p>
      <text:p text:style-name="P8">HOST <text:s text:c="2"/>- 50 100 CPU: 0.000069 GPU: 0.000364</text:p>
      <text:p text:style-name="P8">HOST <text:s text:c="2"/>- 75 150 CPU: 0.000413 GPU: 0.000442</text:p>
      <text:p text:style-name="P8">DEVICE - 100 200 CPU: 0.001778 GPU: 0.000647</text:p>
      <text:p text:style-name="P8">HOST <text:s text:c="2"/>- 125 250 CPU: 0.000446 GPU: 0.000791</text:p>
      <text:p text:style-name="P8">HOST <text:s text:c="2"/>- 150 300 CPU: 0.000716 GPU: 0.001091</text:p>
      <text:p text:style-name="P8">HOST <text:s text:c="2"/>- 175 350 CPU: 0.001150 GPU: 0.001403</text:p>
      <text:p text:style-name="P8">HOST <text:s text:c="2"/>- 200 400 CPU: 0.001583 GPU: 0.002229</text:p>
      <text:p text:style-name="P8">HOST <text:s text:c="2"/>- 225 450 CPU: 0.002662 GPU: 0.003310</text:p>
      <text:p text:style-name="P8">HOST <text:s text:c="2"/>- 250 500 CPU: 0.003080 GPU: 0.003700</text:p>
      <text:p text:style-name="P16">HOST <text:s text:c="2"/>- 275 550 CPU: 0.004399 GPU: 0.004874</text:p>
      <text:p text:style-name="P21">DEVICE - 300 600 CPU: 0.006546 GPU: 0.005939</text:p>
      <text:p text:style-name="P16">HOST <text:s text:c="2"/>- 325 650 CPU: 0.006771 GPU: 0.007844</text:p>
      <text:p text:style-name="P8">HOST <text:s text:c="2"/>- 350 700 CPU: 0.008452 GPU: 0.008965</text:p>
      <text:p text:style-name="P8">DEVICE - 375 750 CPU: 0.010674 GPU: 0.010505</text:p>
      <text:p text:style-name="P8">DEVICE - 400 800 CPU: 0.013902 GPU: 0.013194</text:p>
      <text:p text:style-name="P8">DEVICE - 425 850 CPU: 0.015493 GPU: 0.014746</text:p>
      <text:p text:style-name="P8">DEVICE - 450 900 CPU: 0.017853 GPU: 0.017467</text:p>
      <text:p text:style-name="P8">DEVICE - 475 950 CPU: 0.021456 GPU: 0.020779</text:p>
      <text:p text:style-name="P8">DEVICE - 500 1000 CPU: 0.024511 GPU: 0.023481</text:p>
      <text:p text:style-name="P8">DEVICE - 525 1050 CPU: 0.028635 GPU: 0.027083</text:p>
      <text:p text:style-name="P8">HOST <text:s text:c="2"/>- 550 1100 CPU: 0.033097 GPU: 0.033497</text:p>
      <text:p text:style-name="P8">DEVICE - 575 1150 CPU: 0.038218 GPU: 0.035150</text:p>
      <text:p text:style-name="P8">DEVICE - 600 1200 CPU: 0.042705 GPU: 0.040525</text:p>
      <text:p text:style-name="P8">DEVICE - 625 1250 CPU: 0.048626 GPU: 0.045607</text:p>
      <text:p text:style-name="P8">DEVICE - 650 1300 CPU: 0.055813 GPU: 0.051869</text:p>
      <text:p text:style-name="P8">DEVICE - 675 1350 CPU: 0.061647 GPU: 0.058222</text:p>
      <text:p text:style-name="P8">DEVICE - 700 1400 CPU: 0.067793 GPU: 0.063173</text:p>
      <text:p text:style-name="P8">DEVICE - 725 1450 CPU: 0.076282 GPU: 0.069237</text:p>
      <text:p text:style-name="P8">DEVICE - 750 1500 CPU: 0.084608 GPU: 0.074952</text:p>
      <text:p text:style-name="P8">DEVICE - 775 1550 CPU: 0.094192 GPU: 0.073053</text:p>
      <text:p text:style-name="P8">DEVICE - 800 1600 CPU: 0.101875 GPU: 0.077386</text:p>
      <text:p text:style-name="P8">DEVICE - 825 1650 CPU: 0.113326 GPU: 0.084328</text:p>
      <text:p text:style-name="P8">DEVICE - 850 1700 CPU: 0.123998 GPU: 0.092519</text:p>
      <text:p text:style-name="P8">DEVICE - 875 1750 CPU: 0.135876 GPU: 0.103734</text:p>
      <text:p text:style-name="P8">DEVICE - 900 1800 CPU: 0.146011 GPU: 0.109862</text:p>
      <text:p text:style-name="P8">DEVICE - 925 1850 CPU: 0.159168 GPU: 0.120703</text:p>
      <text:p text:style-name="P8">DEVICE - 950 1900 CPU: 0.171971 GPU: 0.131750</text:p>
      <text:p text:style-name="P8">DEVICE - 975 1950 CPU: 0.189752 GPU: 0.14698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TEMPOS COM N° DE C = <text:span text:style-name="T3">L</text:span></text:p>
      <text:p text:style-name="P2">DE <text:span text:style-name="T2">50</text:span> 50 A <text:span text:style-name="T2">1950 1950</text:span> <text:span text:style-name="T1">PASSO 50</text:span></text:p>
      <text:p text:style-name="P28">EXEC 1</text:p>
      <text:p text:style-name="P8">HOST <text:s text:c="2"/>- 50 50 CPU: 0.001050 GPU: 0.057625</text:p>
      <text:p text:style-name="P8">HOST <text:s text:c="2"/>- 100 100 CPU: 0.000152 GPU: 0.000406</text:p>
      <text:p text:style-name="P8">DEVICE - 150 150 CPU: 0.001905 GPU: 0.000737</text:p>
      <text:p text:style-name="P8">HOST <text:s text:c="2"/>- 200 200 CPU: 0.000801 GPU: 0.001191</text:p>
      <text:p text:style-name="P8">HOST <text:s text:c="2"/>- 250 250 CPU: 0.001690 GPU: 0.001862</text:p>
      <text:p text:style-name="P8">HOST <text:s text:c="2"/>- 300 300 CPU: 0.002848 GPU: 0.003085</text:p>
      <text:p text:style-name="P16">HOST <text:s text:c="2"/>- 350 350 CPU: 0.004484 GPU: 0.004709</text:p>
      <text:p text:style-name="P21">DEVICE - 400 400 CPU: 0.007396 GPU: 0.007011</text:p>
      <text:p text:style-name="P8">DEVICE - 450 450 CPU: 0.009752 GPU: 0.009433</text:p>
      <text:p text:style-name="P8">DEVICE - 500 500 CPU: 0.012361 GPU: 0.011977</text:p>
      <text:p text:style-name="P8">DEVICE - 550 550 CPU: 0.016455 GPU: 0.015508</text:p>
      <text:p text:style-name="P8">DEVICE - 600 600 CPU: 0.021588 GPU: 0.020253</text:p>
      <text:p text:style-name="P8">HOST <text:s text:c="2"/>- 650 650 CPU: 0.028389 GPU: 0.028511</text:p>
      <text:p text:style-name="P8">DEVICE - 700 700 CPU: 0.032887 GPU: 0.031743</text:p>
      <text:p text:style-name="P8">DEVICE - 750 750 CPU: 0.042535 GPU: 0.037750</text:p>
      <text:p text:style-name="P8">DEVICE - 800 800 CPU: 0.054130 GPU: 0.047086</text:p>
      <text:p text:style-name="P8">DEVICE - 850 850 CPU: 0.061063 GPU: 0.056530</text:p>
      <text:p text:style-name="P8">DEVICE - 900 900 CPU: 0.072562 GPU: 0.066242</text:p>
      <text:p text:style-name="P8">DEVICE - 950 950 CPU: 0.087572 GPU: 0.074527</text:p>
      <text:p text:style-name="P8">DEVICE - 1000 1000 CPU: 0.098180 GPU: 0.081486</text:p>
      <text:p text:style-name="P8">DEVICE - 1050 1050 CPU: 0.114327 GPU: 0.084589</text:p>
      <text:p text:style-name="P8">DEVICE - 1100 1100 CPU: 0.131759 GPU: 0.104306</text:p>
      <text:p text:style-name="P8">DEVICE - 1150 1150 CPU: 0.151614 GPU: 0.112718</text:p>
      <text:p text:style-name="P8">DEVICE - 1200 1200 CPU: 0.169396 GPU: 0.125667</text:p>
      <text:p text:style-name="P8">DEVICE - 1250 1250 CPU: 0.192645 GPU: 0.150390</text:p>
      <text:p text:style-name="P8">DEVICE - 1300 1300 CPU: 0.214327 GPU: 0.171914</text:p>
      <text:p text:style-name="P8">DEVICE - 1350 1350 CPU: 0.242416 GPU: 0.185037</text:p>
      <text:p text:style-name="P8">DEVICE - 1400 1400 CPU: 0.277309 GPU: 0.204729</text:p>
      <text:p text:style-name="P8">DEVICE - 1450 1450 CPU: 0.306404 GPU: 0.224272</text:p>
      <text:p text:style-name="P8">DEVICE - 1500 1500 CPU: 0.343050 GPU: 0.244871</text:p>
      <text:p text:style-name="P8">DEVICE - 1550 1550 CPU: 0.379191 GPU: 0.274933</text:p>
      <text:p text:style-name="P8">DEVICE - 1600 1600 CPU: 0.421603 GPU: 0.297683</text:p>
      <text:p text:style-name="P8">DEVICE - 1650 1650 CPU: 0.466374 GPU: 0.328124</text:p>
      <text:p text:style-name="P8">DEVICE - 1700 1700 CPU: 0.503844 GPU: 0.353860</text:p>
      <text:p text:style-name="P8">DEVICE - 1750 1750 CPU: 0.561289 GPU: 0.392603</text:p>
      <text:p text:style-name="P8">DEVICE - 1800 1800 CPU: 0.651981 GPU: 0.425700</text:p>
      <text:p text:style-name="P8">DEVICE - 1850 1850 CPU: 0.845470 GPU: 0.457206</text:p>
      <text:p text:style-name="P8">DEVICE - 1900 1900 CPU: 0.867180 GPU: 0.514152</text:p>
      <text:p text:style-name="P8">DEVICE - 1950 1950 CPU: 0.872450 GPU: 0.56814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EXEC 2</text:p>
      <text:p text:style-name="P8">HOST <text:s text:c="2"/>- 50 50 CPU: 0.002539 GPU: 0.041541</text:p>
      <text:p text:style-name="P8">HOST <text:s text:c="2"/>- 100 100 CPU: 0.000150 GPU: 0.000382</text:p>
      <text:p text:style-name="P8">HOST <text:s text:c="2"/>- 150 150 CPU: 0.000377 GPU: 0.000687</text:p>
      <text:p text:style-name="P8">DEVICE - 200 200 CPU: 0.001267 GPU: 0.001055</text:p>
      <text:p text:style-name="P8">HOST <text:s text:c="2"/>- 250 250 CPU: 0.001578 GPU: 0.001670</text:p>
      <text:p text:style-name="P16">HOST <text:s text:c="2"/>- 300 300 CPU: 0.002662 GPU: 0.002686</text:p>
      <text:p text:style-name="P21">DEVICE - 350 350 CPU: 0.006456 GPU: 0.004203</text:p>
      <text:p text:style-name="P16">HOST <text:s text:c="2"/>- 400 400 CPU: 0.006394 GPU: 0.007338</text:p>
      <text:p text:style-name="P8">DEVICE - 450 450 CPU: 0.010853 GPU: 0.008891</text:p>
      <text:p text:style-name="P8">DEVICE - 500 500 CPU: 0.012821 GPU: 0.010209</text:p>
      <text:p text:style-name="P8">DEVICE - 550 550 CPU: 0.016301 GPU: 0.013561</text:p>
      <text:p text:style-name="P8">DEVICE - 600 600 CPU: 0.021303 GPU: 0.017519</text:p>
      <text:p text:style-name="P8">DEVICE - 650 650 CPU: 0.026985 GPU: 0.022392</text:p>
      <text:p text:style-name="P8">DEVICE - 700 700 CPU: 0.033000 GPU: 0.027065</text:p>
      <text:p text:style-name="P8">DEVICE - 750 750 CPU: 0.041338 GPU: 0.031970</text:p>
      <text:p text:style-name="P8">DEVICE - 800 800 CPU: 0.050525 GPU: 0.039983</text:p>
      <text:p text:style-name="P8">DEVICE - 850 850 CPU: 0.060401 GPU: 0.048019</text:p>
      <text:p text:style-name="P8">DEVICE - 900 900 CPU: 0.075061 GPU: 0.056910</text:p>
      <text:p text:style-name="P8">DEVICE - 950 950 CPU: 0.089660 GPU: 0.065400</text:p>
      <text:p text:style-name="P8">DEVICE - 1000 1000 CPU: 0.098478 GPU: 0.073181</text:p>
      <text:p text:style-name="P8">DEVICE - 1050 1050 CPU: 0.113825 GPU: 0.084644</text:p>
      <text:p text:style-name="P8">DEVICE - 1100 1100 CPU: 0.130290 GPU: 0.101437</text:p>
      <text:p text:style-name="P8">DEVICE - 1150 1150 CPU: 0.155134 GPU: 0.112716</text:p>
      <text:p text:style-name="P8">DEVICE - 1200 1200 CPU: 0.169129 GPU: 0.125498</text:p>
      <text:p text:style-name="P8">DEVICE - 1250 1250 CPU: 0.195319 GPU: 0.148691</text:p>
      <text:p text:style-name="P8">DEVICE - 1300 1300 CPU: 0.217614 GPU: 0.168437</text:p>
      <text:p text:style-name="P8">DEVICE - 1350 1350 CPU: 0.245688 GPU: 0.184678</text:p>
      <text:p text:style-name="P8">DEVICE - 1400 1400 CPU: 0.275094 GPU: 0.207272</text:p>
      <text:p text:style-name="P8">DEVICE - 1450 1450 CPU: 0.309736 GPU: 0.224385</text:p>
      <text:p text:style-name="P8">DEVICE - 1500 1500 CPU: 0.339814 GPU: 0.243544</text:p>
      <text:p text:style-name="P8">DEVICE - 1550 1550 CPU: 0.390963 GPU: 0.271000</text:p>
      <text:p text:style-name="P8">DEVICE - 1600 1600 CPU: 0.423608 GPU: 0.296322</text:p>
      <text:p text:style-name="P8">DEVICE - 1650 1650 CPU: 0.474781 GPU: 0.322292</text:p>
      <text:p text:style-name="P8">DEVICE - 1700 1700 CPU: 0.517933 GPU: 0.353857</text:p>
      <text:p text:style-name="P8">DEVICE - 1750 1750 CPU: 0.567808 GPU: 0.399138</text:p>
      <text:p text:style-name="P8">DEVICE - 1800 1800 CPU: 0.618442 GPU: 0.425484</text:p>
      <text:p text:style-name="P8">DEVICE - 1850 1850 CPU: 0.674304 GPU: 0.458419</text:p>
      <text:p text:style-name="P8">DEVICE - 1900 1900 CPU: 0.732592 GPU: 0.524057</text:p>
      <text:p text:style-name="P8">DEVICE - 1950 1950 CPU: 0.802774 GPU: 0.56682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<text:soft-page-break/>TEMPOS COM N° DE <text:span text:style-name="T3">L</text:span> = 2*<text:span text:style-name="T3">C</text:span></text:p>
      <text:p text:style-name="P2">DE <text:span text:style-name="T2">50</text:span> <text:span text:style-name="T2">25</text:span> A <text:span text:style-name="T2">1950 950</text:span> <text:span text:style-name="T1">PASSO 25</text:span></text:p>
      <text:p text:style-name="P28">EXEC 1</text:p>
      <text:p text:style-name="P10">HOST <text:s text:c="2"/>- 50 25 CPU: 0.000960 GPU: 0.042727</text:p>
      <text:p text:style-name="P10">HOST <text:s text:c="2"/>- 100 50 CPU: 0.000090 GPU: 0.000327</text:p>
      <text:p text:style-name="P10">HOST <text:s text:c="2"/>- 150 75 CPU: 0.000328 GPU: 0.000435</text:p>
      <text:p text:style-name="P10">DEVICE - 200 100 CPU: 0.001219 GPU: 0.000629</text:p>
      <text:p text:style-name="P17">HOST <text:s text:c="2"/>- 250 125 CPU: 0.000810 GPU: 0.001087</text:p>
      <text:p text:style-name="P22">DEVICE - 300 150 CPU: 0.003497 GPU: 0.001545</text:p>
      <text:p text:style-name="P10">DEVICE - 350 175 CPU: 0.002163 GPU: 0.002055</text:p>
      <text:p text:style-name="P10">DEVICE - 400 200 CPU: 0.003332 GPU: 0.002826</text:p>
      <text:p text:style-name="P10">DEVICE - 450 225 CPU: 0.004447 GPU: 0.004027</text:p>
      <text:p text:style-name="P10">DEVICE - 500 250 CPU: 0.007146 GPU: 0.005854</text:p>
      <text:p text:style-name="P10">DEVICE - 550 275 CPU: 0.012118 GPU: 0.008026</text:p>
      <text:p text:style-name="P10">DEVICE - 600 300 CPU: 0.012123 GPU: 0.009018</text:p>
      <text:p text:style-name="P10">DEVICE - 650 325 CPU: 0.014284 GPU: 0.010903</text:p>
      <text:p text:style-name="P10">DEVICE - 700 350 CPU: 0.018312 GPU: 0.013724</text:p>
      <text:p text:style-name="P10">DEVICE - 750 375 CPU: 0.021114 GPU: 0.016309</text:p>
      <text:p text:style-name="P10">DEVICE - 800 400 CPU: 0.024955 GPU: 0.019452</text:p>
      <text:p text:style-name="P10">DEVICE - 850 425 CPU: 0.030629 GPU: 0.023124</text:p>
      <text:p text:style-name="P10">DEVICE - 900 450 CPU: 0.036234 GPU: 0.028569</text:p>
      <text:p text:style-name="P10">DEVICE - 950 475 CPU: 0.042158 GPU: 0.031930</text:p>
      <text:p text:style-name="P10">DEVICE - 1000 500 CPU: 0.048280 GPU: 0.037036</text:p>
      <text:p text:style-name="P10">DEVICE - 1050 525 CPU: 0.058101 GPU: 0.042077</text:p>
      <text:p text:style-name="P10">DEVICE - 1100 550 CPU: 0.065472 GPU: 0.050638</text:p>
      <text:p text:style-name="P10">DEVICE - 1150 575 CPU: 0.075511 GPU: 0.057974</text:p>
      <text:p text:style-name="P10">DEVICE - 1200 600 CPU: 0.084728 GPU: 0.064523</text:p>
      <text:p text:style-name="P10">DEVICE - 1250 625 CPU: 0.100205 GPU: 0.071012</text:p>
      <text:p text:style-name="P10">DEVICE - 1300 650 CPU: 0.106689 GPU: 0.083312</text:p>
      <text:p text:style-name="P10">DEVICE - 1350 675 CPU: 0.120853 GPU: 0.090746</text:p>
      <text:p text:style-name="P10">DEVICE - 1400 700 CPU: 0.135790 GPU: 0.101554</text:p>
      <text:p text:style-name="P10">DEVICE - 1450 725 CPU: 0.148800 GPU: 0.111072</text:p>
      <text:p text:style-name="P10">DEVICE - 1500 750 CPU: 0.163754 GPU: 0.121215</text:p>
      <text:p text:style-name="P10">DEVICE - 1550 775 CPU: 0.183278 GPU: 0.134735</text:p>
      <text:p text:style-name="P10">DEVICE - 1600 800 CPU: 0.203491 GPU: 0.151695</text:p>
      <text:p text:style-name="P10">DEVICE - 1650 825 CPU: 0.220584 GPU: 0.162505</text:p>
      <text:p text:style-name="P10">DEVICE - 1700 850 CPU: 0.243036 GPU: 0.186021</text:p>
      <text:p text:style-name="P10">DEVICE - 1750 875 CPU: 0.267497 GPU: 0.192131</text:p>
      <text:p text:style-name="P10">DEVICE - 1800 900 CPU: 0.293195 GPU: 0.210711</text:p>
      <text:p text:style-name="P10">DEVICE - 1850 925 CPU: 0.324383 GPU: 0.225374</text:p>
      <text:p text:style-name="P10">DEVICE - 1900 950 CPU: 0.342838 GPU: 0.248921</text:p>
      <text:p text:style-name="P10">DEVICE - 1950 975 CPU: 0.377846 GPU: 0.27052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EXEC 2</text:p>
      <text:p text:style-name="P10">HOST <text:s text:c="2"/>- 50 25 CPU: 0.001469 GPU: 0.045092</text:p>
      <text:p text:style-name="P10">HOST <text:s text:c="2"/>- 100 50 CPU: 0.000101 GPU: 0.000329</text:p>
      <text:p text:style-name="P10">HOST <text:s text:c="2"/>- 150 75 CPU: 0.000214 GPU: 0.000442</text:p>
      <text:p text:style-name="P10">HOST <text:s text:c="2"/>- 200 100 CPU: 0.000419 GPU: 0.000626</text:p>
      <text:p text:style-name="P17">HOST <text:s text:c="2"/>- 250 125 CPU: 0.000813 GPU: 0.001091</text:p>
      <text:p text:style-name="P17">HOST <text:s text:c="2"/>- 300 150 CPU: 0.001338 GPU: 0.001519</text:p>
      <text:p text:style-name="P22">DEVICE - 350 175 CPU: 0.002492 GPU: 0.002012</text:p>
      <text:p text:style-name="P10">DEVICE - 400 200 CPU: 0.003187 GPU: 0.002809</text:p>
      <text:p text:style-name="P10">DEVICE - 450 225 CPU: 0.004757 GPU: 0.004021</text:p>
      <text:p text:style-name="P10">DEVICE - 500 250 CPU: 0.007703 GPU: 0.005846</text:p>
      <text:p text:style-name="P10">HOST <text:s text:c="2"/>- 550 275 CPU: 0.008360 GPU: 0.008908</text:p>
      <text:p text:style-name="P10">DEVICE - 600 300 CPU: 0.010996 GPU: 0.009939</text:p>
      <text:p text:style-name="P10">DEVICE - 650 325 CPU: 0.013948 GPU: 0.010957</text:p>
      <text:p text:style-name="P10">DEVICE - 700 350 CPU: 0.016893 GPU: 0.013737</text:p>
      <text:p text:style-name="P10">DEVICE - 750 375 CPU: 0.020738 GPU: 0.016503</text:p>
      <text:p text:style-name="P10">DEVICE - 800 400 CPU: 0.025377 GPU: 0.019392</text:p>
      <text:p text:style-name="P10">DEVICE - 850 425 CPU: 0.030020 GPU: 0.023216</text:p>
      <text:p text:style-name="P10">DEVICE - 900 450 CPU: 0.035536 GPU: 0.028778</text:p>
      <text:p text:style-name="P10">DEVICE - 950 475 CPU: 0.042674 GPU: 0.031982</text:p>
      <text:p text:style-name="P10">DEVICE - 1000 500 CPU: 0.049735 GPU: 0.037060</text:p>
      <text:p text:style-name="P10">DEVICE - 1050 525 CPU: 0.056166 GPU: 0.042184</text:p>
      <text:p text:style-name="P10">DEVICE - 1100 550 CPU: 0.067073 GPU: 0.050114</text:p>
      <text:p text:style-name="P10">DEVICE - 1150 575 CPU: 0.074928 GPU: 0.057889</text:p>
      <text:p text:style-name="P10">DEVICE - 1200 600 CPU: 0.085230 GPU: 0.064840</text:p>
      <text:p text:style-name="P10">DEVICE - 1250 625 CPU: 0.095963 GPU: 0.071004</text:p>
      <text:p text:style-name="P10">DEVICE - 1300 650 CPU: 0.107116 GPU: 0.083354</text:p>
      <text:p text:style-name="P10">DEVICE - 1350 675 CPU: 0.120497 GPU: 0.090687</text:p>
      <text:p text:style-name="P10">DEVICE - 1400 700 CPU: 0.135279 GPU: 0.106838</text:p>
      <text:p text:style-name="P10">DEVICE - 1450 725 CPU: 0.150720 GPU: 0.115957</text:p>
      <text:p text:style-name="P10">DEVICE - 1500 750 CPU: 0.164754 GPU: 0.120980</text:p>
      <text:p text:style-name="P10">DEVICE - 1550 775 CPU: 0.182405 GPU: 0.135088</text:p>
      <text:p text:style-name="P10">DEVICE - 1600 800 CPU: 0.200150 GPU: 0.151819</text:p>
      <text:p text:style-name="P10">DEVICE - 1650 825 CPU: 0.225910 GPU: 0.168746</text:p>
      <text:p text:style-name="P10">DEVICE - 1700 850 CPU: 0.241752 GPU: 0.184331</text:p>
      <text:p text:style-name="P10">DEVICE - 1750 875 CPU: 0.267603 GPU: 0.200574</text:p>
      <text:p text:style-name="P10">DEVICE - 1800 900 CPU: 0.288775 GPU: 0.216778</text:p>
      <text:p text:style-name="P10">DEVICE - 1850 925 CPU: 0.320273 GPU: 0.231655</text:p>
      <text:p text:style-name="P10">DEVICE - 1900 950 CPU: 0.353759 GPU: 0.248977</text:p>
      <text:p text:style-name="P10">DEVICE - 1950 975 CPU: 0.373794 GPU: 0.27030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TEMPOS COM N° DE <text:span text:style-name="T4">C = 64</text:span></text:p>
      <text:p text:style-name="P4">DE <text:span text:style-name="T2">50</text:span> <text:span text:style-name="T4">64</text:span> A <text:span text:style-name="T2">1950 64</text:span> <text:span text:style-name="T1">PASSO 50</text:span></text:p>
      <text:p text:style-name="P30">EXEC 1</text:p>
      <text:p text:style-name="P11">HOST <text:s text:c="2"/>- 50 64 CPU: 0.000809 GPU: 0.045072</text:p>
      <text:p text:style-name="P11">HOST <text:s text:c="2"/>- 100 64 CPU: 0.000115 GPU: 0.000363</text:p>
      <text:p text:style-name="P11">HOST <text:s text:c="2"/>- 150 64 CPU: 0.000184 GPU: 0.000435</text:p>
      <text:p text:style-name="P11">HOST <text:s text:c="2"/>- 200 64 CPU: 0.000282 GPU: 0.000568</text:p>
      <text:p text:style-name="P11">DEVICE - 250 64 CPU: 0.002526 GPU: 0.000795</text:p>
      <text:p text:style-name="P11">HOST <text:s text:c="2"/>- 300 64 CPU: 0.000606 GPU: 0.000894</text:p>
      <text:p text:style-name="P11">DEVICE - 350 64 CPU: 0.001205 GPU: 0.001003</text:p>
      <text:p text:style-name="P11">DEVICE - 400 64 CPU: 0.001171 GPU: 0.001131</text:p>
      <text:p text:style-name="P11">DEVICE - 450 64 CPU: 0.002459 GPU: 0.001636</text:p>
      <text:p text:style-name="P11">HOST <text:s text:c="2"/>- 500 64 CPU: 0.001572 GPU: 0.001861</text:p>
      <text:p text:style-name="P11">DEVICE - 550 64 CPU: 0.002743 GPU: 0.002162</text:p>
      <text:p text:style-name="P11">HOST <text:s text:c="2"/>- 600 64 CPU: 0.002225 GPU: 0.002558</text:p>
      <text:p text:style-name="P11">HOST <text:s text:c="2"/>- 650 64 CPU: 0.002638 GPU: 0.002811</text:p>
      <text:p text:style-name="P18">HOST <text:s text:c="2"/>- 700 64 CPU: 0.003081 GPU: 0.004235</text:p>
      <text:p text:style-name="P23">DEVICE - 750 64 CPU: 0.003518 GPU: 0.003408</text:p>
      <text:p text:style-name="P11">DEVICE - 800 64 CPU: 0.004154 GPU: 0.003903</text:p>
      <text:p text:style-name="P11">DEVICE - 850 64 CPU: 0.004915 GPU: 0.004388</text:p>
      <text:p text:style-name="P11">DEVICE - 900 64 CPU: 0.005306 GPU: 0.004779</text:p>
      <text:p text:style-name="P11">DEVICE - 950 64 CPU: 0.006770 GPU: 0.005128</text:p>
      <text:p text:style-name="P11">DEVICE - 1000 64 CPU: 0.006437 GPU: 0.006087</text:p>
      <text:p text:style-name="P11">DEVICE - 1050 64 CPU: 0.008080 GPU: 0.006598</text:p>
      <text:p text:style-name="P11">DEVICE - 1100 64 CPU: 0.008681 GPU: 0.007960</text:p>
      <text:p text:style-name="P11">DEVICE - 1150 64 CPU: 0.008307 GPU: 0.007267</text:p>
      <text:p text:style-name="P11">DEVICE - 1200 64 CPU: 0.009120 GPU: 0.008184</text:p>
      <text:p text:style-name="P11">DEVICE - 1250 64 CPU: 0.011105 GPU: 0.009134</text:p>
      <text:p text:style-name="P11">DEVICE - 1300 64 CPU: 0.011376 GPU: 0.009529</text:p>
      <text:p text:style-name="P11">DEVICE - 1350 64 CPU: 0.012228 GPU: 0.010476</text:p>
      <text:p text:style-name="P11">DEVICE - 1400 64 CPU: 0.013126 GPU: 0.011545</text:p>
      <text:p text:style-name="P11">DEVICE - 1450 64 CPU: 0.013604 GPU: 0.012429</text:p>
      <text:p text:style-name="P11">DEVICE - 1500 64 CPU: 0.014750 GPU: 0.012567</text:p>
      <text:p text:style-name="P11">DEVICE - 1550 64 CPU: 0.015063 GPU: 0.013678</text:p>
      <text:p text:style-name="P11">DEVICE - 1600 64 CPU: 0.017163 GPU: 0.014554</text:p>
      <text:p text:style-name="P11">DEVICE - 1650 64 CPU: 0.018085 GPU: 0.015419</text:p>
      <text:p text:style-name="P11">DEVICE - 1700 64 CPU: 0.027178 GPU: 0.016701</text:p>
      <text:p text:style-name="P11">DEVICE - 1750 64 CPU: 0.019829 GPU: 0.016952</text:p>
      <text:p text:style-name="P11">DEVICE - 1800 64 CPU: 0.020619 GPU: 0.017686</text:p>
      <text:p text:style-name="P11">DEVICE - 1850 64 CPU: 0.022688 GPU: 0.019269</text:p>
      <text:p text:style-name="P11">DEVICE - 1900 64 CPU: 0.022716 GPU: 0.019690</text:p>
      <text:p text:style-name="P11">DEVICE - 1950 64 CPU: 0.023980 GPU: 0.021389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EXEC 2</text:p>
      <text:p text:style-name="P11">HOST <text:s text:c="2"/>- 50 64 CPU: 0.000776 GPU: 0.045161</text:p>
      <text:p text:style-name="P11">HOST <text:s text:c="2"/>- 100 64 CPU: 0.000111 GPU: 0.000350</text:p>
      <text:p text:style-name="P11">HOST <text:s text:c="2"/>- 150 64 CPU: 0.000168 GPU: 0.000427</text:p>
      <text:p text:style-name="P11">HOST <text:s text:c="2"/>- 200 64 CPU: 0.000486 GPU: 0.000621</text:p>
      <text:p text:style-name="P11">DEVICE - 250 64 CPU: 0.004445 GPU: 0.000860</text:p>
      <text:p text:style-name="P11">DEVICE - 300 64 CPU: 0.001922 GPU: 0.000887</text:p>
      <text:p text:style-name="P11">HOST <text:s text:c="2"/>- 350 64 CPU: 0.000786 GPU: 0.001041</text:p>
      <text:p text:style-name="P11">HOST <text:s text:c="2"/>- 400 64 CPU: 0.001007 GPU: 0.001150</text:p>
      <text:p text:style-name="P11">HOST <text:s text:c="2"/>- 450 64 CPU: 0.001305 GPU: 0.001518</text:p>
      <text:p text:style-name="P11">HOST <text:s text:c="2"/>- 500 64 CPU: 0.001865 GPU: 0.001894</text:p>
      <text:p text:style-name="P11">DEVICE - 550 64 CPU: 0.003724 GPU: 0.002192</text:p>
      <text:p text:style-name="P11">HOST <text:s text:c="2"/>- 600 64 CPU: 0.002419 GPU: 0.002606</text:p>
      <text:p text:style-name="P11">DEVICE - 650 64 CPU: 0.002810 GPU: 0.002760</text:p>
      <text:p text:style-name="P11">DEVICE - 700 64 CPU: 0.005176 GPU: 0.003434</text:p>
      <text:p text:style-name="P23">DEVICE - 750 64 CPU: 0.003428 GPU: 0.003347</text:p>
      <text:p text:style-name="P11">DEVICE - 800 64 CPU: 0.004591 GPU: 0.003803</text:p>
      <text:p text:style-name="P11">HOST <text:s text:c="2"/>- 850 64 CPU: 0.004540 GPU: 0.004789</text:p>
      <text:p text:style-name="P11">DEVICE - 900 64 CPU: 0.004966 GPU: 0.004794</text:p>
      <text:p text:style-name="P11">HOST <text:s text:c="2"/>- 950 64 CPU: 0.005757 GPU: 0.005805</text:p>
      <text:p text:style-name="P11">DEVICE - 1000 64 CPU: 0.006333 GPU: 0.006009</text:p>
      <text:p text:style-name="P11">DEVICE - 1050 64 CPU: 0.006799 GPU: 0.006543</text:p>
      <text:p text:style-name="P11">DEVICE - 1100 64 CPU: 0.008048 GPU: 0.006963</text:p>
      <text:p text:style-name="P11">DEVICE - 1150 64 CPU: 0.008846 GPU: 0.007277</text:p>
      <text:p text:style-name="P11">DEVICE - 1200 64 CPU: 0.008922 GPU: 0.008188</text:p>
      <text:p text:style-name="P11">DEVICE - 1250 64 CPU: 0.010726 GPU: 0.009438</text:p>
      <text:p text:style-name="P11">DEVICE - 1300 64 CPU: 0.014128 GPU: 0.010763</text:p>
      <text:p text:style-name="P11">DEVICE - 1350 64 CPU: 0.012417 GPU: 0.011372</text:p>
      <text:p text:style-name="P11">DEVICE - 1400 64 CPU: 0.013952 GPU: 0.011490</text:p>
      <text:p text:style-name="P11">DEVICE - 1450 64 CPU: 0.012953 GPU: 0.012660</text:p>
      <text:p text:style-name="P11">DEVICE - 1500 64 CPU: 0.013873 GPU: 0.012578</text:p>
      <text:p text:style-name="P11">DEVICE - 1550 64 CPU: 0.016768 GPU: 0.014273</text:p>
      <text:p text:style-name="P11">DEVICE - 1600 64 CPU: 0.016951 GPU: 0.013739</text:p>
      <text:p text:style-name="P11">DEVICE - 1650 64 CPU: 0.017759 GPU: 0.015024</text:p>
      <text:p text:style-name="P11">DEVICE - 1700 64 CPU: 0.018433 GPU: 0.015762</text:p>
      <text:p text:style-name="P11">DEVICE - 1750 64 CPU: 0.019886 GPU: 0.016342</text:p>
      <text:p text:style-name="P11">DEVICE - 1800 64 CPU: 0.021005 GPU: 0.017569</text:p>
      <text:p text:style-name="P11">DEVICE - 1850 64 CPU: 0.027180 GPU: 0.021141</text:p>
      <text:p text:style-name="P11">DEVICE - 1900 64 CPU: 0.022787 GPU: 0.020318</text:p>
      <text:p text:style-name="P11">DEVICE - 1950 64 CPU: 0.024515 GPU: 0.020615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TEMPOS COM N° DE <text:span text:style-name="T5">L = 64</text:span></text:p>
      <text:p text:style-name="P5">DE <text:span text:style-name="T2">50</text:span> <text:span text:style-name="T4">64</text:span> A <text:span text:style-name="T2">1950 64</text:span> <text:span text:style-name="T1">PASSO 50</text:span></text:p>
      <text:p text:style-name="P31">EXEC 1</text:p>
      <text:p text:style-name="P11">HOST <text:s text:c="2"/>- 64 50 CPU: 0.001142 GPU: 0.056613</text:p>
      <text:p text:style-name="P11">HOST <text:s text:c="2"/>- 64 100 CPU: 0.000077 GPU: 0.000331</text:p>
      <text:p text:style-name="P11">HOST <text:s text:c="2"/>- 64 150 CPU: 0.000099 GPU: 0.000372</text:p>
      <text:p text:style-name="P11">HOST <text:s text:c="2"/>- 64 200 CPU: 0.000842 GPU: 0.001732</text:p>
      <text:p text:style-name="P11">HOST <text:s text:c="2"/>- 64 250 CPU: 0.000152 GPU: 0.000508</text:p>
      <text:p text:style-name="P11">HOST <text:s text:c="2"/>- 64 300 CPU: 0.000164 GPU: 0.000470</text:p>
      <text:p text:style-name="P11">HOST <text:s text:c="2"/>- 64 350 CPU: 0.000222 GPU: 0.000512</text:p>
      <text:p text:style-name="P11">HOST <text:s text:c="2"/>- 64 400 CPU: 0.000194 GPU: 0.000516</text:p>
      <text:p text:style-name="P11">HOST <text:s text:c="2"/>- 64 450 CPU: 0.000222 GPU: 0.000621</text:p>
      <text:p text:style-name="P11">DEVICE - 64 500 CPU: 0.003135 GPU: 0.000838</text:p>
      <text:p text:style-name="P11">HOST <text:s text:c="2"/>- 64 550 CPU: 0.000249 GPU: 0.000772</text:p>
      <text:p text:style-name="P11">HOST <text:s text:c="2"/>- 64 600 CPU: 0.000276 GPU: 0.000785</text:p>
      <text:p text:style-name="P11">HOST <text:s text:c="2"/>- 64 650 CPU: 0.000340 GPU: 0.000801</text:p>
      <text:p text:style-name="P11">HOST <text:s text:c="2"/>- 64 700 CPU: 0.000329 GPU: 0.000797</text:p>
      <text:p text:style-name="P11">HOST <text:s text:c="2"/>- 64 750 CPU: 0.000341 GPU: 0.000756</text:p>
      <text:p text:style-name="P11">HOST <text:s text:c="2"/>- 64 800 CPU: 0.000365 GPU: 0.000784</text:p>
      <text:p text:style-name="P11">DEVICE - 64 850 CPU: 0.001554 GPU: 0.001089</text:p>
      <text:p text:style-name="P11">HOST <text:s text:c="2"/>- 64 900 CPU: 0.000395 GPU: 0.000863</text:p>
      <text:p text:style-name="P11">HOST <text:s text:c="2"/>- 64 950 CPU: 0.000428 GPU: 0.000825</text:p>
      <text:p text:style-name="P11">HOST <text:s text:c="2"/>- 64 1000 CPU: 0.000424 GPU: 0.000951</text:p>
      <text:p text:style-name="P11">DEVICE - 64 1050 CPU: 0.001050 GPU: 0.000960</text:p>
      <text:p text:style-name="P11">HOST <text:s text:c="2"/>- 64 1100 CPU: 0.000461 GPU: 0.001207</text:p>
      <text:p text:style-name="P11">HOST <text:s text:c="2"/>- 64 1150 CPU: 0.000846 GPU: 0.001001</text:p>
      <text:p text:style-name="P11">HOST <text:s text:c="2"/>- 64 1200 CPU: 0.000514 GPU: 0.001018</text:p>
      <text:p text:style-name="P11">HOST <text:s text:c="2"/>- 64 1250 CPU: 0.000553 GPU: 0.001040</text:p>
      <text:p text:style-name="P11">HOST <text:s text:c="2"/>- 64 1300 CPU: 0.000700 GPU: 0.001143</text:p>
      <text:p text:style-name="P11">HOST <text:s text:c="2"/>- 64 1350 CPU: 0.000583 GPU: 0.001216</text:p>
      <text:p text:style-name="P11">HOST <text:s text:c="2"/>- 64 1400 CPU: 0.000596 GPU: 0.001594</text:p>
      <text:p text:style-name="P11">HOST <text:s text:c="2"/>- 64 1450 CPU: 0.000636 GPU: 0.001479</text:p>
      <text:p text:style-name="P11">HOST <text:s text:c="2"/>- 64 1500 CPU: 0.000653 GPU: 0.001542</text:p>
      <text:p text:style-name="P11">HOST <text:s text:c="2"/>- 64 1550 CPU: 0.000696 GPU: 0.001553</text:p>
      <text:p text:style-name="P11">HOST <text:s text:c="2"/>- 64 1600 CPU: 0.000674 GPU: 0.001783</text:p>
      <text:p text:style-name="P11">DEVICE - 64 1650 CPU: 0.002588 GPU: 0.001894</text:p>
      <text:p text:style-name="P11">HOST <text:s text:c="2"/>- 64 1700 CPU: 0.000723 GPU: 0.001590</text:p>
      <text:p text:style-name="P11">HOST <text:s text:c="2"/>- 64 1750 CPU: 0.001255 GPU: 0.001647</text:p>
      <text:p text:style-name="P11">HOST <text:s text:c="2"/>- 64 1800 CPU: 0.000777 GPU: 0.001677</text:p>
      <text:p text:style-name="P11">HOST <text:s text:c="2"/>- 64 1850 CPU: 0.001343 GPU: 0.001921</text:p>
      <text:p text:style-name="P11">HOST <text:s text:c="2"/>- 64 1900 CPU: 0.000830 GPU: 0.002183</text:p>
      <text:p text:style-name="P11">HOST <text:s text:c="2"/>- 64 1950 CPU: 0.000848 GPU: 0.00181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EXEC 2</text:p>
      <text:p text:style-name="P11">HOST <text:s text:c="2"/>- 64 50 CPU: 0.002674 GPU: 0.042118</text:p>
      <text:p text:style-name="P11">HOST <text:s text:c="2"/>- 64 100 CPU: 0.000089 GPU: 0.000338</text:p>
      <text:p text:style-name="P11">HOST <text:s text:c="2"/>- 64 150 CPU: 0.000094 GPU: 0.000376</text:p>
      <text:p text:style-name="P11">HOST <text:s text:c="2"/>- 64 200 CPU: 0.000118 GPU: 0.000388</text:p>
      <text:p text:style-name="P11">HOST <text:s text:c="2"/>- 64 250 CPU: 0.000138 GPU: 0.000435</text:p>
      <text:p text:style-name="P11">HOST <text:s text:c="2"/>- 64 300 CPU: 0.000160 GPU: 0.000466</text:p>
      <text:p text:style-name="P11">HOST <text:s text:c="2"/>- 64 350 CPU: 0.000423 GPU: 0.000532</text:p>
      <text:p text:style-name="P11">HOST <text:s text:c="2"/>- 64 400 CPU: 0.000197 GPU: 0.000623</text:p>
      <text:p text:style-name="P11">HOST <text:s text:c="2"/>- 64 450 CPU: 0.000211 GPU: 0.000568</text:p>
      <text:p text:style-name="P11">HOST <text:s text:c="2"/>- 64 500 CPU: 0.000239 GPU: 0.000580</text:p>
      <text:p text:style-name="P11">HOST <text:s text:c="2"/>- 64 550 CPU: 0.000296 GPU: 0.000697</text:p>
      <text:p text:style-name="P11">HOST <text:s text:c="2"/>- 64 600 CPU: 0.000274 GPU: 0.000710</text:p>
      <text:p text:style-name="P11">HOST <text:s text:c="2"/>- 64 650 CPU: 0.000270 GPU: 0.000762</text:p>
      <text:p text:style-name="P11">HOST <text:s text:c="2"/>- 64 700 CPU: 0.000575 GPU: 0.000922</text:p>
      <text:p text:style-name="P11">HOST <text:s text:c="2"/>- 64 750 CPU: 0.000328 GPU: 0.000757</text:p>
      <text:p text:style-name="P11">HOST <text:s text:c="2"/>- 64 800 CPU: 0.000349 GPU: 0.000787</text:p>
      <text:p text:style-name="P11">HOST <text:s text:c="2"/>- 64 850 CPU: 0.000410 GPU: 0.000865</text:p>
      <text:p text:style-name="P11">HOST <text:s text:c="2"/>- 64 900 CPU: 0.000382 GPU: 0.000794</text:p>
      <text:p text:style-name="P11">DEVICE - 64 950 CPU: 0.001797 GPU: 0.000970</text:p>
      <text:p text:style-name="P11">HOST <text:s text:c="2"/>- 64 1000 CPU: 0.000429 GPU: 0.000943</text:p>
      <text:p text:style-name="P11">HOST <text:s text:c="2"/>- 64 1050 CPU: 0.000547 GPU: 0.000941</text:p>
      <text:p text:style-name="P11">HOST <text:s text:c="2"/>- 64 1100 CPU: 0.000467 GPU: 0.001145</text:p>
      <text:p text:style-name="P11">HOST <text:s text:c="2"/>- 64 1150 CPU: 0.000736 GPU: 0.001047</text:p>
      <text:p text:style-name="P11">HOST <text:s text:c="2"/>- 64 1200 CPU: 0.000585 GPU: 0.001021</text:p>
      <text:p text:style-name="P11">HOST <text:s text:c="2"/>- 64 1250 CPU: 0.000599 GPU: 0.001006</text:p>
      <text:p text:style-name="P11">HOST <text:s text:c="2"/>- 64 1300 CPU: 0.000618 GPU: 0.001204</text:p>
      <text:p text:style-name="P11">HOST <text:s text:c="2"/>- 64 1350 CPU: 0.000602 GPU: 0.001307</text:p>
      <text:p text:style-name="P11">HOST <text:s text:c="2"/>- 64 1400 CPU: 0.000606 GPU: 0.001554</text:p>
      <text:p text:style-name="P11">HOST <text:s text:c="2"/>- 64 1450 CPU: 0.000630 GPU: 0.001611</text:p>
      <text:p text:style-name="P11">HOST <text:s text:c="2"/>- 64 1500 CPU: 0.000642 GPU: 0.001576</text:p>
      <text:p text:style-name="P11">HOST <text:s text:c="2"/>- 64 1550 CPU: 0.000701 GPU: 0.001544</text:p>
      <text:p text:style-name="P11">HOST <text:s text:c="2"/>- 64 1600 CPU: 0.000685 GPU: 0.001798</text:p>
      <text:p text:style-name="P11">HOST <text:s text:c="2"/>- 64 1650 CPU: 0.000698 GPU: 0.001691</text:p>
      <text:p text:style-name="P11">HOST <text:s text:c="2"/>- 64 1700 CPU: 0.000936 GPU: 0.001619</text:p>
      <text:p text:style-name="P11">HOST <text:s text:c="2"/>- 64 1750 CPU: 0.000771 GPU: 0.001634</text:p>
      <text:p text:style-name="P11">DEVICE - 64 1800 CPU: 0.002283 GPU: 0.002124</text:p>
      <text:p text:style-name="P11">HOST <text:s text:c="2"/>- 64 1850 CPU: 0.000794 GPU: 0.001974</text:p>
      <text:p text:style-name="P11">HOST <text:s text:c="2"/>- 64 1900 CPU: 0.000817 GPU: 0.003168</text:p>
      <text:p text:style-name="P11">HOST <text:s text:c="2"/>- 64 1950 CPU: 0.001127 GPU: 0.00187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<text:soft-page-break/>TEMPOS COM N° DE <text:span text:style-name="T5">L = 300</text:span></text:p>
      <text:p text:style-name="P34">DE <text:span text:style-name="T2">50</text:span> <text:span text:style-name="T4">64</text:span> A <text:span text:style-name="T2">1950 64</text:span> <text:span text:style-name="T1">PASSO 50</text:span></text:p>
      <text:p text:style-name="P40">EXEC 1</text:p>
      <text:p text:style-name="P14">HOST <text:s text:c="2"/>- 300 50 CPU: 0.002041 GPU: 0.055770</text:p>
      <text:p text:style-name="P14">HOST <text:s text:c="2"/>- 300 100 CPU: 0.000908 GPU: 0.001263</text:p>
      <text:p text:style-name="P14">DEVICE - 300 150 CPU: 0.002070 GPU: 0.001774</text:p>
      <text:p text:style-name="P14">DEVICE - 300 200 CPU: 0.002148 GPU: 0.002067</text:p>
      <text:p text:style-name="P14">HOST <text:s text:c="2"/>- 300 250 CPU: 0.002424 GPU: 0.002494</text:p>
      <text:p text:style-name="P14">DEVICE - 300 300 CPU: 0.003845 GPU: 0.003228</text:p>
      <text:p text:style-name="P14">HOST <text:s text:c="2"/>- 300 350 CPU: 0.003338 GPU: 0.003679</text:p>
      <text:p text:style-name="P14">DEVICE - 300 400 CPU: 0.004061 GPU: 0.004001</text:p>
      <text:p text:style-name="P14">DEVICE - 300 450 CPU: 0.009862 GPU: 0.007763</text:p>
      <text:p text:style-name="P14">HOST <text:s text:c="2"/>- 300 500 CPU: 0.004706 GPU: 0.005109</text:p>
      <text:p text:style-name="P14">HOST <text:s text:c="2"/>- 300 550 CPU: 0.005191 GPU: 0.005616</text:p>
      <text:p text:style-name="P14">HOST <text:s text:c="2"/>- 300 600 CPU: 0.005378 GPU: 0.006102</text:p>
      <text:p text:style-name="P14">HOST <text:s text:c="2"/>- 300 650 CPU: 0.006520 GPU: 0.007240</text:p>
      <text:p text:style-name="P14">HOST <text:s text:c="2"/>- 300 700 CPU: 0.006246 GPU: 0.007339</text:p>
      <text:p text:style-name="P14">HOST <text:s text:c="2"/>- 300 750 CPU: 0.006666 GPU: 0.007385</text:p>
      <text:p text:style-name="P14">HOST <text:s text:c="2"/>- 300 800 CPU: 0.007693 GPU: 0.007979</text:p>
      <text:p text:style-name="P14">HOST <text:s text:c="2"/>- 300 850 CPU: 0.007537 GPU: 0.008239</text:p>
      <text:p text:style-name="P14">DEVICE - 300 900 CPU: 0.008856 GPU: 0.008632</text:p>
      <text:p text:style-name="P14">HOST <text:s text:c="2"/>- 300 950 CPU: 0.008692 GPU: 0.009483</text:p>
      <text:p text:style-name="P14">HOST <text:s text:c="2"/>- 300 1000 CPU: 0.009131 GPU: 0.009280</text:p>
      <text:p text:style-name="P14">DEVICE - 300 1050 CPU: 0.010722 GPU: 0.010346</text:p>
      <text:p text:style-name="P14">HOST <text:s text:c="2"/>- 300 1100 CPU: 0.010121 GPU: 0.011329</text:p>
      <text:p text:style-name="P14">DEVICE - 300 1150 CPU: 0.011279 GPU: 0.010910</text:p>
      <text:p text:style-name="P14">DEVICE - 300 1200 CPU: 0.011882 GPU: 0.011281</text:p>
      <text:p text:style-name="P14">HOST <text:s text:c="2"/>- 300 1250 CPU: 0.011135 GPU: 0.012257</text:p>
      <text:p text:style-name="P14">HOST <text:s text:c="2"/>- 300 1300 CPU: 0.014189 GPU: 0.014313</text:p>
      <text:p text:style-name="P14">DEVICE - 300 1350 CPU: 0.013662 GPU: 0.012688</text:p>
      <text:p text:style-name="P14">HOST <text:s text:c="2"/>- 300 1400 CPU: 0.012702 GPU: 0.013464</text:p>
      <text:p text:style-name="P14">HOST <text:s text:c="2"/>- 300 1450 CPU: 0.013277 GPU: 0.013654</text:p>
      <text:p text:style-name="P14">HOST <text:s text:c="2"/>- 300 1500 CPU: 0.013514 GPU: 0.014743</text:p>
      <text:p text:style-name="P14">DEVICE - 300 1550 CPU: 0.018149 GPU: 0.015493</text:p>
      <text:p text:style-name="P14">DEVICE - 300 1600 CPU: 0.014614 GPU: 0.014352</text:p>
      <text:p text:style-name="P14">HOST <text:s text:c="2"/>- 300 1650 CPU: 0.014903 GPU: 0.015505</text:p>
      <text:p text:style-name="P14">DEVICE - 300 1700 CPU: 0.016878 GPU: 0.015096</text:p>
      <text:p text:style-name="P14">DEVICE - 300 1750 CPU: 0.021062 GPU: 0.017761</text:p>
      <text:p text:style-name="P14">HOST <text:s text:c="2"/>- 300 1800 CPU: 0.016486 GPU: 0.016784</text:p>
      <text:p text:style-name="P14">HOST <text:s text:c="2"/>- 300 1850 CPU: 0.016665 GPU: 0.017984</text:p>
      <text:p text:style-name="P14">HOST <text:s text:c="2"/>- 300 1900 CPU: 0.017191 GPU: 0.019864</text:p>
      <text:p text:style-name="P14">HOST <text:s text:c="2"/>- 300 1950 CPU: 0.017739 GPU: 0.018926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TEMPOS COM N° DE <text:span text:style-name="T5">L = 300</text:span></text:p>
      <text:p text:style-name="P34">DE <text:span text:style-name="T2">50</text:span> <text:span text:style-name="T4">64</text:span> A <text:span text:style-name="T2">1950 64</text:span> <text:span text:style-name="T1">PASSO 50</text:span></text:p>
      <text:p text:style-name="P40">EXEC 2</text:p>
      <text:p text:style-name="P14">HOST <text:s text:c="2"/>- 300 50 CPU: 0.002080 GPU: 0.056320</text:p>
      <text:p text:style-name="P14">HOST <text:s text:c="2"/>- 300 100 CPU: 0.000915 GPU: 0.001361</text:p>
      <text:p text:style-name="P14">HOST <text:s text:c="2"/>- 300 150 CPU: 0.001608 GPU: 0.001695</text:p>
      <text:p text:style-name="P14">DEVICE - 300 200 CPU: 0.002056 GPU: 0.001978</text:p>
      <text:p text:style-name="P14">DEVICE - 300 250 CPU: 0.002569 GPU: 0.002417</text:p>
      <text:p text:style-name="P14">HOST <text:s text:c="2"/>- 300 300 CPU: 0.002782 GPU: 0.003531</text:p>
      <text:p text:style-name="P14">HOST <text:s text:c="2"/>- 300 350 CPU: 0.003426 GPU: 0.003573</text:p>
      <text:p text:style-name="P14">HOST <text:s text:c="2"/>- 300 400 CPU: 0.003889 GPU: 0.004036</text:p>
      <text:p text:style-name="P14">HOST <text:s text:c="2"/>- 300 450 CPU: 0.004201 GPU: 0.006780</text:p>
      <text:p text:style-name="P14">HOST <text:s text:c="2"/>- 300 500 CPU: 0.004556 GPU: 0.005017</text:p>
      <text:p text:style-name="P14">DEVICE - 300 550 CPU: 0.006099 GPU: 0.005520</text:p>
      <text:p text:style-name="P14">HOST <text:s text:c="2"/>- 300 600 CPU: 0.005562 GPU: 0.006018</text:p>
      <text:p text:style-name="P14">DEVICE - 300 650 CPU: 0.007104 GPU: 0.006857</text:p>
      <text:p text:style-name="P14">DEVICE - 300 700 CPU: 0.008164 GPU: 0.006752</text:p>
      <text:p text:style-name="P14">HOST <text:s text:c="2"/>- 300 750 CPU: 0.006635 GPU: 0.007132</text:p>
      <text:p text:style-name="P14">HOST <text:s text:c="2"/>- 300 800 CPU: 0.007402 GPU: 0.008152</text:p>
      <text:p text:style-name="P14">HOST <text:s text:c="2"/>- 300 850 CPU: 0.007602 GPU: 0.008010</text:p>
      <text:p text:style-name="P14">HOST <text:s text:c="2"/>- 300 900 CPU: 0.008801 GPU: 0.008849</text:p>
      <text:p text:style-name="P14">HOST <text:s text:c="2"/>- 300 950 CPU: 0.008761 GPU: 0.009594</text:p>
      <text:p text:style-name="P14">DEVICE - 300 1000 CPU: 0.009690 GPU: 0.009374</text:p>
      <text:p text:style-name="P14">HOST <text:s text:c="2"/>- 300 1050 CPU: 0.009432 GPU: 0.011237</text:p>
      <text:p text:style-name="P14">HOST <text:s text:c="2"/>- 300 1100 CPU: 0.009987 GPU: 0.010987</text:p>
      <text:p text:style-name="P14">DEVICE - 300 1150 CPU: 0.010777 GPU: 0.010719</text:p>
      <text:p text:style-name="P14">DEVICE - 300 1200 CPU: 0.011792 GPU: 0.011231</text:p>
      <text:p text:style-name="P14">HOST <text:s text:c="2"/>- 300 1250 CPU: 0.011227 GPU: 0.012111</text:p>
      <text:p text:style-name="P14">DEVICE - 300 1300 CPU: 0.014698 GPU: 0.012747</text:p>
      <text:p text:style-name="P14">HOST <text:s text:c="2"/>- 300 1350 CPU: 0.012039 GPU: 0.012968</text:p>
      <text:p text:style-name="P14">HOST <text:s text:c="2"/>- 300 1400 CPU: 0.013159 GPU: 0.013449</text:p>
      <text:p text:style-name="P14">HOST <text:s text:c="2"/>- 300 1450 CPU: 0.012825 GPU: 0.013704</text:p>
      <text:p text:style-name="P14">DEVICE - 300 1500 CPU: 0.014577 GPU: 0.013793</text:p>
      <text:p text:style-name="P14">DEVICE - 300 1550 CPU: 0.018586 GPU: 0.014314</text:p>
      <text:p text:style-name="P14">HOST <text:s text:c="2"/>- 300 1600 CPU: 0.014542 GPU: 0.014747</text:p>
      <text:p text:style-name="P14">HOST <text:s text:c="2"/>- 300 1650 CPU: 0.014786 GPU: 0.014973</text:p>
      <text:p text:style-name="P14">HOST <text:s text:c="2"/>- 300 1700 CPU: 0.015042 GPU: 0.015279</text:p>
      <text:p text:style-name="P14">DEVICE - 300 1750 CPU: 0.019442 GPU: 0.016058</text:p>
      <text:p text:style-name="P14">HOST <text:s text:c="2"/>- 300 1800 CPU: 0.016500 GPU: 0.016736</text:p>
      <text:p text:style-name="P14">DEVICE - 300 1850 CPU: 0.017793 GPU: 0.016970</text:p>
      <text:p text:style-name="P14">HOST <text:s text:c="2"/>- 300 1900 CPU: 0.018988 GPU: 0.020045</text:p>
      <text:p text:style-name="P14">HOST <text:s text:c="2"/>- 300 1950 CPU: 0.018542 GPU: 0.019922</text:p>
      <text:p text:style-name="P42">TEMPOS COM N° DE <text:span text:style-name="T5">L = 400</text:span></text:p>
      <text:p text:style-name="P7">DE <text:span text:style-name="T2">50</text:span> <text:span text:style-name="T4">64</text:span> A <text:span text:style-name="T2">1950 64</text:span> <text:span text:style-name="T1">PASSO 50</text:span></text:p>
      <text:p text:style-name="P33">EXEC 1</text:p>
      <text:p text:style-name="P13">HOST <text:s text:c="2"/>- 400 50 CPU: 0.001841 GPU: 0.054090</text:p>
      <text:p text:style-name="P13">DEVICE - 400 100 CPU: 0.002205 GPU: 0.001960</text:p>
      <text:p text:style-name="P13">HOST <text:s text:c="2"/>- 400 150 CPU: 0.002383 GPU: 0.002519</text:p>
      <text:p text:style-name="P13">HOST <text:s text:c="2"/>- 400 200 CPU: 0.003164 GPU: 0.003268</text:p>
      <text:p text:style-name="P13">DEVICE - 400 250 CPU: 0.006482 GPU: 0.004375</text:p>
      <text:p text:style-name="P13">HOST <text:s text:c="2"/>- 400 300 CPU: 0.005568 GPU: 0.006111</text:p>
      <text:p text:style-name="P13">HOST <text:s text:c="2"/>- 400 350 CPU: 0.005624 GPU: 0.006187</text:p>
      <text:p text:style-name="P13">HOST <text:s text:c="2"/>- 400 400 CPU: 0.006457 GPU: 0.006566</text:p>
      <text:p text:style-name="P13">HOST <text:s text:c="2"/>- 400 450 CPU: 0.007239 GPU: 0.007916</text:p>
      <text:p text:style-name="P13">HOST <text:s text:c="2"/>- 400 500 CPU: 0.007958 GPU: 0.008311</text:p>
      <text:p text:style-name="P13">DEVICE - 400 550 CPU: 0.009266 GPU: 0.009108</text:p>
      <text:p text:style-name="P20">HOST <text:s text:c="2"/>- 400 600 CPU: 0.009706 GPU: 0.009846</text:p>
      <text:p text:style-name="P25">DEVICE - 400 650 CPU: 0.011093 GPU: 0.011074</text:p>
      <text:p text:style-name="P13">DEVICE - 400 700 CPU: 0.013243 GPU: 0.011205</text:p>
      <text:p text:style-name="P13">DEVICE - 400 750 CPU: 0.016382 GPU: 0.011718</text:p>
      <text:p text:style-name="P13">DEVICE - 400 800 CPU: 0.013697 GPU: 0.013254</text:p>
      <text:p text:style-name="P13">HOST <text:s text:c="2"/>- 400 850 CPU: 0.013587 GPU: 0.014773</text:p>
      <text:p text:style-name="P13">DEVICE - 400 900 CPU: 0.015830 GPU: 0.014357</text:p>
      <text:p text:style-name="P13">HOST <text:s text:c="2"/>- 400 950 CPU: 0.014906 GPU: 0.015081</text:p>
      <text:p text:style-name="P13">DEVICE - 400 1000 CPU: 0.015844 GPU: 0.015489</text:p>
      <text:p text:style-name="P13">DEVICE - 400 1050 CPU: 0.016654 GPU: 0.016173</text:p>
      <text:p text:style-name="P13">DEVICE - 400 1100 CPU: 0.018839 GPU: 0.018667</text:p>
      <text:p text:style-name="P13">DEVICE - 400 1150 CPU: 0.019812 GPU: 0.017951</text:p>
      <text:p text:style-name="P13">DEVICE - 400 1200 CPU: 0.018897 GPU: 0.018177</text:p>
      <text:p text:style-name="P13">HOST <text:s text:c="2"/>- 400 1250 CPU: 0.019684 GPU: 0.019924</text:p>
      <text:p text:style-name="P13">DEVICE - 400 1300 CPU: 0.020892 GPU: 0.020891</text:p>
      <text:p text:style-name="P13">DEVICE - 400 1350 CPU: 0.024969 GPU: 0.023203</text:p>
      <text:p text:style-name="P13">DEVICE - 400 1400 CPU: 0.024665 GPU: 0.024179</text:p>
      <text:p text:style-name="P13">DEVICE - 400 1450 CPU: 0.023601 GPU: 0.022509</text:p>
      <text:p text:style-name="P13">DEVICE - 400 1500 CPU: 0.023555 GPU: 0.022849</text:p>
      <text:p text:style-name="P13">DEVICE - 400 1550 CPU: 0.024553 GPU: 0.023515</text:p>
      <text:p text:style-name="P13">DEVICE - 400 1600 CPU: 0.025335 GPU: 0.024442</text:p>
      <text:p text:style-name="P13">DEVICE - 400 1650 CPU: 0.025913 GPU: 0.024719</text:p>
      <text:p text:style-name="P13">DEVICE - 400 1700 CPU: 0.026827 GPU: 0.025491</text:p>
      <text:p text:style-name="P13">DEVICE - 400 1750 CPU: 0.028753 GPU: 0.027460</text:p>
      <text:p text:style-name="P13">DEVICE - 400 1800 CPU: 0.028980 GPU: 0.027584</text:p>
      <text:p text:style-name="P13">DEVICE - 400 1850 CPU: 0.030366 GPU: 0.028176</text:p>
      <text:p text:style-name="P13">HOST <text:s text:c="2"/>- 400 1900 CPU: 0.029463 GPU: 0.031128</text:p>
      <text:p text:style-name="P13">HOST <text:s text:c="2"/>- 400 1950 CPU: 0.030389 GPU: 0.032785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>EXEC 2</text:p>
      <text:p text:style-name="P15">HOST <text:s text:c="2"/>- 400 50 CPU: 0.001895 GPU: 0.057975</text:p>
      <text:p text:style-name="P15">DEVICE - 400 100 CPU: 0.003564 GPU: 0.001992</text:p>
      <text:p text:style-name="P15">HOST <text:s text:c="2"/>- 400 150 CPU: 0.002394 GPU: 0.002569</text:p>
      <text:p text:style-name="P15">HOST <text:s text:c="2"/>- 400 200 CPU: 0.003080 GPU: 0.003164</text:p>
      <text:p text:style-name="P15">HOST <text:s text:c="2"/>- 400 250 CPU: 0.004146 GPU: 0.004494</text:p>
      <text:p text:style-name="P15">HOST <text:s text:c="2"/>- 400 300 CPU: 0.004794 GPU: 0.007183</text:p>
      <text:p text:style-name="P15">HOST <text:s text:c="2"/>- 400 350 CPU: 0.005457 GPU: 0.006085</text:p>
      <text:p text:style-name="P15">HOST <text:s text:c="2"/>- 400 400 CPU: 0.006345 GPU: 0.006650</text:p>
      <text:p text:style-name="P15">HOST <text:s text:c="2"/>- 400 450 CPU: 0.006989 GPU: 0.007880</text:p>
      <text:p text:style-name="P15">HOST <text:s text:c="2"/>- 400 500 CPU: 0.007884 GPU: 0.008155</text:p>
      <text:p text:style-name="P15">DEVICE - 400 550 CPU: 0.008829 GPU: 0.008754</text:p>
      <text:p text:style-name="P15">DEVICE - 400 600 CPU: 0.010142 GPU: 0.009865</text:p>
      <text:p text:style-name="P15">HOST <text:s text:c="2"/>- 400 650 CPU: 0.010318 GPU: 0.010997</text:p>
      <text:p text:style-name="P20">HOST <text:s text:c="2"/>- 400 700 CPU: 0.010987 GPU: 0.011270</text:p>
      <text:p text:style-name="P25">DEVICE - 400 750 CPU: 0.017339 GPU: 0.012456</text:p>
      <text:p text:style-name="P15">DEVICE - 400 800 CPU: 0.014252 GPU: 0.013268</text:p>
      <text:p text:style-name="P15">HOST <text:s text:c="2"/>- 400 850 CPU: 0.013661 GPU: 0.014369</text:p>
      <text:p text:style-name="P15">HOST <text:s text:c="2"/>- 400 900 CPU: 0.013987 GPU: 0.014281</text:p>
      <text:p text:style-name="P15">DEVICE - 400 950 CPU: 0.016412 GPU: 0.015219</text:p>
      <text:p text:style-name="P15">DEVICE - 400 1000 CPU: 0.015762 GPU: 0.015561</text:p>
      <text:p text:style-name="P15">DEVICE - 400 1050 CPU: 0.016563 GPU: 0.016074</text:p>
      <text:p text:style-name="P15">HOST <text:s text:c="2"/>- 400 1100 CPU: 0.017791 GPU: 0.018735</text:p>
      <text:p text:style-name="P15">DEVICE - 400 1150 CPU: 0.018224 GPU: 0.018016</text:p>
      <text:p text:style-name="P15">DEVICE - 400 1200 CPU: 0.019951 GPU: 0.018304</text:p>
      <text:p text:style-name="P15">DEVICE - 400 1250 CPU: 0.024640 GPU: 0.020202</text:p>
      <text:p text:style-name="P15">DEVICE - 400 1300 CPU: 0.021605 GPU: 0.020746</text:p>
      <text:p text:style-name="P15">DEVICE - 400 1350 CPU: 0.022194 GPU: 0.021741</text:p>
      <text:p text:style-name="P15">DEVICE - 400 1400 CPU: 0.023268 GPU: 0.021901</text:p>
      <text:p text:style-name="P15">DEVICE - 400 1450 CPU: 0.022858 GPU: 0.022470</text:p>
      <text:p text:style-name="P15">DEVICE - 400 1500 CPU: 0.023538 GPU: 0.022874</text:p>
      <text:p text:style-name="P15">DEVICE - 400 1550 CPU: 0.024613 GPU: 0.023554</text:p>
      <text:p text:style-name="P15">DEVICE - 400 1600 CPU: 0.025314 GPU: 0.024392</text:p>
      <text:p text:style-name="P15">DEVICE - 400 1650 CPU: 0.026259 GPU: 0.024779</text:p>
      <text:p text:style-name="P15">DEVICE - 400 1700 CPU: 0.028397 GPU: 0.025466</text:p>
      <text:p text:style-name="P15">DEVICE - 400 1750 CPU: 0.028052 GPU: 0.026966</text:p>
      <text:p text:style-name="P15">DEVICE - 400 1800 CPU: 0.028937 GPU: 0.027634</text:p>
      <text:p text:style-name="P15">DEVICE - 400 1850 CPU: 0.033241 GPU: 0.027992</text:p>
      <text:p text:style-name="P15">HOST <text:s text:c="2"/>- 400 1900 CPU: 0.030001 GPU: 0.031301</text:p>
      <text:p text:style-name="P15">HOST <text:s text:c="2"/>- 400 1950 CPU: 0.031772 GPU: 0.032834</text:p>
      <text:p text:style-name="P41">TEMPOS COM N° DE <text:span text:style-name="T5">L = 500</text:span></text:p>
      <text:p text:style-name="P6">DE <text:span text:style-name="T2">50</text:span> <text:span text:style-name="T4">64</text:span> A <text:span text:style-name="T2">1950 64</text:span> <text:span text:style-name="T1">PASSO 50</text:span></text:p>
      <text:p text:style-name="P32">EXEC 1</text:p>
      <text:p text:style-name="P12">HOST <text:s text:c="2"/>- 500 50 CPU: 0.003664 GPU: 0.054919</text:p>
      <text:p text:style-name="P12">DEVICE - 500 100 CPU: 0.003760 GPU: 0.002559</text:p>
      <text:p text:style-name="P12">DEVICE - 500 150 CPU: 0.003913 GPU: 0.003855</text:p>
      <text:p text:style-name="P12">HOST <text:s text:c="2"/>- 500 200 CPU: 0.005956 GPU: 0.006415</text:p>
      <text:p text:style-name="P12">HOST <text:s text:c="2"/>- 500 250 CPU: 0.006184 GPU: 0.006214</text:p>
      <text:p text:style-name="P12">HOST <text:s text:c="2"/>- 500 300 CPU: 0.007371 GPU: 0.007694</text:p>
      <text:p text:style-name="P19">HOST <text:s text:c="2"/>- 500 350 CPU: 0.008583 GPU: 0.009033</text:p>
      <text:p text:style-name="P24">DEVICE - 500 400 CPU: 0.009818 GPU: 0.009780</text:p>
      <text:p text:style-name="P12">DEVICE - 500 450 CPU: 0.012004 GPU: 0.011825</text:p>
      <text:p text:style-name="P12">DEVICE - 500 500 CPU: 0.012322 GPU: 0.011946</text:p>
      <text:p text:style-name="P12">DEVICE - 500 550 CPU: 0.013592 GPU: 0.013041</text:p>
      <text:p text:style-name="P12">DEVICE - 500 600 CPU: 0.015856 GPU: 0.014883</text:p>
      <text:p text:style-name="P12">HOST <text:s text:c="2"/>- 500 650 CPU: 0.015941 GPU: 0.016431</text:p>
      <text:p text:style-name="P12">HOST <text:s text:c="2"/>- 500 700 CPU: 0.017167 GPU: 0.017302</text:p>
      <text:p text:style-name="P12">DEVICE - 500 750 CPU: 0.019449 GPU: 0.017604</text:p>
      <text:p text:style-name="P12">DEVICE - 500 800 CPU: 0.020099 GPU: 0.019428</text:p>
      <text:p text:style-name="P12">DEVICE - 500 850 CPU: 0.020795 GPU: 0.020051</text:p>
      <text:p text:style-name="P12">DEVICE - 500 900 CPU: 0.022213 GPU: 0.021456</text:p>
      <text:p text:style-name="P12">DEVICE - 500 950 CPU: 0.023263 GPU: 0.022560</text:p>
      <text:p text:style-name="P12">DEVICE - 500 1000 CPU: 0.024827 GPU: 0.023423</text:p>
      <text:p text:style-name="P12">HOST <text:s text:c="2"/>- 500 1050 CPU: 0.026219 GPU: 0.026952</text:p>
      <text:p text:style-name="P12">DEVICE - 500 1100 CPU: 0.028412 GPU: 0.027936</text:p>
      <text:p text:style-name="P12">DEVICE - 500 1150 CPU: 0.028719 GPU: 0.026953</text:p>
      <text:p text:style-name="P12">DEVICE - 500 1200 CPU: 0.029850 GPU: 0.027788</text:p>
      <text:p text:style-name="P12">DEVICE - 500 1250 CPU: 0.030859 GPU: 0.030611</text:p>
      <text:p text:style-name="P12">HOST <text:s text:c="2"/>- 500 1300 CPU: 0.033010 GPU: 0.033302</text:p>
      <text:p text:style-name="P12">DEVICE - 500 1350 CPU: 0.033769 GPU: 0.032610</text:p>
      <text:p text:style-name="P12">DEVICE - 500 1400 CPU: 0.034994 GPU: 0.033169</text:p>
      <text:p text:style-name="P12">DEVICE - 500 1450 CPU: 0.035685 GPU: 0.034319</text:p>
      <text:p text:style-name="P12">DEVICE - 500 1500 CPU: 0.037706 GPU: 0.034746</text:p>
      <text:p text:style-name="P12">DEVICE - 500 1550 CPU: 0.038221 GPU: 0.036069</text:p>
      <text:p text:style-name="P12">DEVICE - 500 1600 CPU: 0.040091 GPU: 0.037487</text:p>
      <text:p text:style-name="P12">DEVICE - 500 1650 CPU: 0.040926 GPU: 0.037671</text:p>
      <text:p text:style-name="P12">DEVICE - 500 1700 CPU: 0.048014 GPU: 0.041281</text:p>
      <text:p text:style-name="P12">DEVICE - 500 1750 CPU: 0.042867 GPU: 0.041604</text:p>
      <text:p text:style-name="P12">DEVICE - 500 1800 CPU: 0.045615 GPU: 0.042308</text:p>
      <text:p text:style-name="P12">DEVICE - 500 1850 CPU: 0.046276 GPU: 0.043890</text:p>
      <text:p text:style-name="P12">DEVICE - 500 1900 CPU: 0.048270 GPU: 0.047708</text:p>
      <text:p text:style-name="P12">DEVICE - 500 1950 CPU: 0.050159 GPU: 0.04868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EXEC 2</text:p>
      <text:p text:style-name="P12">HOST <text:s text:c="2"/>- 500 50 CPU: 0.004166 GPU: 0.057889</text:p>
      <text:p text:style-name="P12">DEVICE - 500 100 CPU: 0.002502 GPU: 0.002457</text:p>
      <text:p text:style-name="P12">HOST <text:s text:c="2"/>- 500 150 CPU: 0.003656 GPU: 0.003892</text:p>
      <text:p text:style-name="P12">HOST <text:s text:c="2"/>- 500 200 CPU: 0.004888 GPU: 0.005257</text:p>
      <text:p text:style-name="P12">DEVICE - 500 250 CPU: 0.012176 GPU: 0.007305</text:p>
      <text:p text:style-name="P12">DEVICE - 500 300 CPU: 0.007757 GPU: 0.007499</text:p>
      <text:p text:style-name="P12">DEVICE - 500 350 CPU: 0.009219 GPU: 0.008971</text:p>
      <text:p text:style-name="P12">HOST <text:s text:c="2"/>- 500 400 CPU: 0.010091 GPU: 0.010290</text:p>
      <text:p text:style-name="P19">HOST <text:s text:c="2"/>- 500 450 CPU: 0.011017 GPU: 0.011126</text:p>
      <text:p text:style-name="P24">DEVICE - 500 500 CPU: 0.013800 GPU: 0.011964</text:p>
      <text:p text:style-name="P12">DEVICE - 500 550 CPU: 0.013432 GPU: 0.013149</text:p>
      <text:p text:style-name="P12">DEVICE - 500 600 CPU: 0.015851 GPU: 0.014428</text:p>
      <text:p text:style-name="P12">DEVICE - 500 650 CPU: 0.017074 GPU: 0.016228</text:p>
      <text:p text:style-name="P12">DEVICE - 500 700 CPU: 0.017069 GPU: 0.016943</text:p>
      <text:p text:style-name="P12">DEVICE - 500 750 CPU: 0.018621 GPU: 0.017584</text:p>
      <text:p text:style-name="P12">DEVICE - 500 800 CPU: 0.021244 GPU: 0.019351</text:p>
      <text:p text:style-name="P12">DEVICE - 500 850 CPU: 0.020781 GPU: 0.020011</text:p>
      <text:p text:style-name="P12">DEVICE - 500 900 CPU: 0.022031 GPU: 0.021271</text:p>
      <text:p text:style-name="P12">DEVICE - 500 950 CPU: 0.023176 GPU: 0.022575</text:p>
      <text:p text:style-name="P12">DEVICE - 500 1000 CPU: 0.024748 GPU: 0.023344</text:p>
      <text:p text:style-name="P12">DEVICE - 500 1050 CPU: 0.027272 GPU: 0.027021</text:p>
      <text:p text:style-name="P12">DEVICE - 500 1100 CPU: 0.028279 GPU: 0.027307</text:p>
      <text:p text:style-name="P12">DEVICE - 500 1150 CPU: 0.028833 GPU: 0.026916</text:p>
      <text:p text:style-name="P12">DEVICE - 500 1200 CPU: 0.030306 GPU: 0.027860</text:p>
      <text:p text:style-name="P12">DEVICE - 500 1250 CPU: 0.030638 GPU: 0.030082</text:p>
      <text:p text:style-name="P12">HOST <text:s text:c="2"/>- 500 1300 CPU: 0.033454 GPU: 0.034015</text:p>
      <text:p text:style-name="P12">DEVICE - 500 1350 CPU: 0.033949 GPU: 0.032616</text:p>
      <text:p text:style-name="P12">DEVICE - 500 1400 CPU: 0.035709 GPU: 0.032833</text:p>
      <text:p text:style-name="P12">DEVICE - 500 1450 CPU: 0.035589 GPU: 0.034244</text:p>
      <text:p text:style-name="P12">DEVICE - 500 1500 CPU: 0.037376 GPU: 0.034629</text:p>
      <text:p text:style-name="P12">DEVICE - 500 1550 CPU: 0.040061 GPU: 0.035916</text:p>
      <text:p text:style-name="P12">DEVICE - 500 1600 CPU: 0.039403 GPU: 0.037308</text:p>
      <text:p text:style-name="P12">DEVICE - 500 1650 CPU: 0.041417 GPU: 0.037569</text:p>
      <text:p text:style-name="P12">DEVICE - 500 1700 CPU: 0.042345 GPU: 0.038954</text:p>
      <text:p text:style-name="P12">DEVICE - 500 1750 CPU: 0.043963 GPU: 0.041483</text:p>
      <text:p text:style-name="P12">DEVICE - 500 1800 CPU: 0.045420 GPU: 0.042192</text:p>
      <text:p text:style-name="P12">DEVICE - 500 1850 CPU: 0.045875 GPU: 0.042206</text:p>
      <text:p text:style-name="P12">HOST <text:s text:c="2"/>- 500 1900 CPU: 0.047369 GPU: 0.048086</text:p>
      <text:p text:style-name="P12">HOST <text:s text:c="2"/>- 500 1950 CPU: 0.048563 GPU: 0.04897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footnote-max-height="0cm">
        <style:columns fo:column-count="2" fo:column-gap="0.148cm">
          <style:column style:rel-width="4818*" fo:start-indent="0cm" fo:end-indent="0.074cm"/>
          <style:column style:rel-width="4820*" fo:start-indent="0.07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1:33:47.438122787</meta:creation-date>
    <dc:date>2019-05-27T02:47:24.741537754</dc:date>
    <meta:editing-duration>PT1H9M1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8" meta:paragraph-count="658" meta:word-count="5159" meta:character-count="28185" meta:non-whitespace-character-count="23216"/>
  </office:meta>
</office:document-meta>
</file>